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789cm" fo:min-width="2.719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266cm" fo:min-width="2.285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251cm" fo:min-width="2.63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175cm" fo:min-width="1.925cm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804cm" fo:min-width="2.554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943cm" fo:min-width="2.233cm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071cm" fo:min-width="1.82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4.445cm" svg:x="6.207cm" svg:y="8.366cm">
          <text:p text:style-name="P1">User input</text:p>
          <text:p text:style-name="P1">rece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937cm" svg:height="3.556cm" svg:x="6.588cm" svg:y="17.51cm">
          <text:p text:style-name="P1">Selection</text:p>
          <text:p text:style-name="P1">comp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8.557cm" svg:y1="12.811cm" svg:x2="8.557cm" svg:y2="17.51cm" draw:start-shape="id1" draw:start-glue-point="8" draw:end-shape="id2" draw:end-glue-point="4" svg:d="M8557 12811v552 3594 553" svg:viewBox="0 0 1 4700">
          <text:p/>
        </draw:connector>
        <draw:custom-shape draw:style-name="gr4" draw:text-style-name="P2" xml:id="id4" draw:id="id4" draw:layer="layout" svg:width="4.572cm" svg:height="3.683cm" svg:x="6.207cm" svg:y="3.286cm">
          <text:p text:style-name="P1">Selection</text:p>
          <text:p text:style-name="P1">not comp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3.429cm" svg:height="3.429cm" svg:x="1.127cm" svg:y="8.874cm">
          <text:p text:style-name="P1">Problem</text:p>
          <text:p text:style-name="P1">det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6.207cm" svg:y1="10.589cm" svg:x2="4.556cm" svg:y2="10.589cm" draw:start-shape="id1" draw:start-glue-point="6" draw:end-shape="id3" draw:end-glue-point="10" svg:d="M6207 10589h-554-545-552" svg:viewBox="0 0 1652 1">
          <text:p/>
        </draw:connector>
        <draw:connector draw:style-name="gr3" draw:text-style-name="P3" draw:layer="layout" draw:type="lines" svg:x1="6.588cm" svg:y1="19.288cm" svg:x2="2.842cm" svg:y2="12.303cm" draw:start-shape="id2" draw:start-glue-point="6" draw:end-shape="id3" draw:end-glue-point="8" svg:d="M6588 19288h-555l-3191-6432v-553" svg:viewBox="0 0 3747 6986">
          <text:p/>
        </draw:connector>
        <draw:connector draw:style-name="gr3" draw:text-style-name="P3" draw:layer="layout" draw:type="lines" svg:x1="6.207cm" svg:y1="5.127cm" svg:x2="2.842cm" svg:y2="8.874cm" draw:start-shape="id4" draw:start-glue-point="6" draw:end-shape="id3" draw:end-glue-point="4" svg:d="M6207 5127h-553l-2812 3193v554" svg:viewBox="0 0 3366 3748">
          <text:p/>
        </draw:connector>
        <draw:custom-shape draw:style-name="gr6" draw:text-style-name="P2" xml:id="id5" draw:id="id5" draw:layer="layout" svg:width="4.318cm" svg:height="4.318cm" svg:x="15.224cm" svg:y="8.493cm">
          <text:p text:style-name="P1">Interrupted</text:p>
          <text:p text:style-name="P1">by hardw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0.525cm" svg:y1="19.288cm" svg:x2="17.383cm" svg:y2="12.811cm" draw:start-shape="id2" draw:start-glue-point="10" draw:end-shape="id5" draw:end-glue-point="8" svg:d="M10525 19288h552l6306-5924v-553" svg:viewBox="0 0 6859 6478">
          <text:p/>
        </draw:connector>
        <draw:connector draw:style-name="gr3" draw:text-style-name="P3" draw:layer="layout" draw:type="lines" svg:x1="10.906cm" svg:y1="10.589cm" svg:x2="15.224cm" svg:y2="10.652cm" draw:start-shape="id1" draw:start-glue-point="10" draw:end-shape="id5" draw:end-glue-point="6" svg:d="M10906 10589h552l3213 63h553" svg:viewBox="0 0 4319 64">
          <text:p/>
        </draw:connector>
        <draw:connector draw:style-name="gr3" draw:text-style-name="P3" draw:layer="layout" draw:type="lines" svg:x1="10.779cm" svg:y1="5.127cm" svg:x2="17.383cm" svg:y2="8.493cm" draw:start-shape="id4" draw:start-glue-point="10" draw:end-shape="id5" draw:end-glue-point="4" svg:d="M10779 5127h553l6051 2813v553" svg:viewBox="0 0 6605 3367">
          <text:p/>
        </draw:connector>
        <draw:connector draw:style-name="gr3" draw:text-style-name="P3" draw:layer="layout" draw:type="line" svg:x1="10.218cm" svg:y1="9.017cm" svg:x2="10.11cm" svg:y2="6.43cm" draw:start-shape="id1" draw:start-glue-point="11" draw:end-shape="id4" draw:end-glue-point="9" svg:d="M10218 9017l-108-2587" svg:viewBox="0 0 109 2588">
          <text:p/>
        </draw:connector>
        <draw:connector draw:style-name="gr3" draw:text-style-name="P3" draw:layer="layout" draw:type="line" svg:x1="6.876cm" svg:y1="6.43cm" svg:x2="6.895cm" svg:y2="9.017cm" draw:start-shape="id4" draw:start-glue-point="7" draw:end-shape="id1" draw:end-glue-point="5" svg:d="M6876 6430l19 2587" svg:viewBox="0 0 20 2588">
          <text:p/>
        </draw:connector>
        <draw:custom-shape draw:style-name="gr7" draw:text-style-name="P2" xml:id="id6" draw:id="id6" draw:layer="layout" svg:width="3.937cm" svg:height="3.175cm" svg:x="6.588cm" svg:y="22.463cm">
          <text:p text:style-name="P1">Ingredients</text:p>
          <text:p text:style-name="P1">check</text:p>
          <text:p text:style-name="P1">star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557cm" svg:y1="21.066cm" svg:x2="8.557cm" svg:y2="22.463cm" draw:start-shape="id2" draw:start-glue-point="8" draw:end-shape="id6" draw:end-glue-point="4" svg:d="M8557 21066v1397" svg:viewBox="0 0 1 1398">
          <text:p/>
        </draw:connector>
        <draw:custom-shape draw:style-name="gr8" draw:text-style-name="P2" xml:id="id7" draw:id="id7" draw:layer="layout" svg:width="3.429cm" svg:height="3.429cm" svg:x="10.652cm" svg:y="12.811cm">
          <text:p text:style-name="P1">Cleaning</text:p>
          <text:p text:style-name="P1">comp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154cm" svg:y1="13.313cm" svg:x2="10.218cm" svg:y2="12.16cm" draw:start-shape="id7" draw:start-glue-point="5" draw:end-shape="id1" draw:end-glue-point="9" svg:d="M11154 13313l-936-1153" svg:viewBox="0 0 937 1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9:39:17.902608614</meta:creation-date>
    <dc:date>2021-11-03T02:09:59.765856605</dc:date>
    <meta:editing-duration>PT10M51S</meta:editing-duration>
    <meta:editing-cycles>2</meta:editing-cycles>
    <meta:generator>LibreOffice/6.1.5.2$Linux_X86_64 LibreOffice_project/10$Build-2</meta:generator>
    <meta:document-statistic meta:object-count="18"/>
  </office:meta>
</office:document-meta>
</file>